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fbd1e" style:font-weight-asian="bold" style:font-weight-complex="bold"/>
    </style:style>
    <style:style style:name="P4" style:family="paragraph" style:parent-style-name="Standard">
      <style:text-properties fo:font-weight="bold" officeooo:paragraph-rsid="00245527" style:font-weight-asian="bold"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1fbd1e" style:font-weight-asian="normal" style:font-weight-complex="normal"/>
    </style:style>
    <style:style style:name="P10" style:family="paragraph" style:parent-style-name="Standard">
      <style:text-properties fo:font-weight="normal" officeooo:paragraph-rsid="00245527" style:font-weight-asian="normal" style:font-weight-complex="normal"/>
    </style:style>
    <style:style style:name="P11" style:family="paragraph" style:parent-style-name="Standard">
      <style:text-properties officeooo:paragraph-rsid="001fbd1e"/>
    </style:style>
    <style:style style:name="P12" style:family="paragraph" style:parent-style-name="Standard">
      <style:text-properties officeooo:paragraph-rsid="00245527"/>
    </style:style>
    <style:style style:name="P13" style:family="paragraph" style:parent-style-name="Standard">
      <style:paragraph-properties style:border-line-width-bottom="0.0008in 0.0138in 0.0008in" fo:padding="0.0291in" fo:border-left="none" fo:border-right="none" fo:border-top="none" fo:border-bottom="1.11pt double #000000" style:join-border="false"/>
    </style:style>
    <style:style style:name="P14" style:family="paragraph" style:parent-style-name="Standard">
      <style:paragraph-properties fo:padding="0.0291in" fo:border-left="none" fo:border-right="none" fo:border-top="none" fo:border-bottom="0.06pt solid #000000" style:join-border="false"/>
    </style:style>
    <style:style style:name="P15" style:family="paragraph" style:parent-style-name="Standard">
      <style:paragraph-properties fo:padding="0.0291in" fo:border-left="none" fo:border-right="none" fo:border-top="none" fo:border-bottom="0.06pt solid #000000" style:join-border="false"/>
      <style:text-properties officeooo:paragraph-rsid="001fbd1e"/>
    </style:style>
    <style:style style:name="P16" style:family="paragraph" style:parent-style-name="Standard">
      <style:paragraph-properties fo:padding="0.0291in" fo:border-left="none" fo:border-right="none" fo:border-top="none" fo:border-bottom="0.06pt solid #000000" style:join-border="false"/>
      <style:text-properties officeooo:paragraph-rsid="00245527"/>
    </style:style>
    <style:style style:name="P17" style:family="paragraph" style:parent-style-name="Standard">
      <style:paragraph-properties fo:padding="0.0291in" fo:border-left="none" fo:border-right="none" fo:border-top="none" fo:border-bottom="0.06pt solid #000000" style:join-border="false"/>
      <style:text-properties fo:font-weight="bold" style:font-weight-asian="bold" style:font-weight-complex="bold"/>
    </style:style>
    <style:style style:name="P18" style:family="paragraph" style:parent-style-name="Standard">
      <style:paragraph-properties fo:padding="0.0291in" fo:border-left="none" fo:border-right="none" fo:border-top="none" fo:border-bottom="0.06pt solid #000000" style:join-border="false"/>
      <style:text-properties officeooo:rsid="001fbd1e" officeooo:paragraph-rsid="001fbd1e"/>
    </style:style>
    <style:style style:name="P19" style:family="paragraph" style:parent-style-name="Standard">
      <style:paragraph-properties fo:break-before="page"/>
      <style:text-properties fo:font-weight="bold" style:font-weight-asian="bold" style:font-weight-complex="bold"/>
    </style:style>
    <style:style style:name="P20" style:family="paragraph" style:parent-style-name="Standard">
      <style:paragraph-properties fo:break-before="page"/>
      <style:text-properties fo:font-weight="bold" officeooo:paragraph-rsid="00245527" style:font-weight-asian="bold" style:font-weight-complex="bold"/>
    </style:style>
    <style:style style:name="P21" style:family="paragraph" style:parent-style-name="Standard">
      <style:paragraph-properties fo:break-before="page" style:border-line-width-bottom="0.0008in 0.0138in 0.0008in" fo:padding="0.0291in" fo:border-left="none" fo:border-right="none" fo:border-top="none" fo:border-bottom="1.11pt double #000000" style:join-border="false"/>
    </style:style>
    <style:style style:name="P22" style:family="paragraph" style:parent-style-name="Standard" style:list-style-name="L1"/>
    <style:style style:name="P23" style:family="paragraph" style:parent-style-name="Standard" style:list-style-name="L1">
      <style:text-properties fo:font-weight="normal" style:font-weight-asian="normal" style:font-weight-complex="normal"/>
    </style:style>
    <style:style style:name="P24" style:family="paragraph" style:parent-style-name="Standard" style:list-style-name="L2">
      <style:text-properties fo:font-weight="normal" style:font-weight-asian="normal" style:font-weight-complex="normal"/>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text-properties fo:font-size="9pt" officeooo:paragraph-rsid="001fbd1e" style:font-size-asian="9pt" style:font-size-complex="9pt"/>
    </style:style>
    <style:style style:name="P28" style:family="paragraph" style:parent-style-name="Standard" style:list-style-name="L4">
      <style:text-properties fo:font-size="9pt" officeooo:paragraph-rsid="00211566" style:font-size-asian="9pt" style:font-size-complex="9pt"/>
    </style:style>
    <style:style style:name="P29" style:family="paragraph" style:parent-style-name="Standard" style:list-style-name="L4">
      <style:text-properties fo:font-size="9pt" officeooo:paragraph-rsid="00245527" style:font-size-asian="9pt" style:font-size-complex="9pt"/>
    </style:style>
    <style:style style:name="P30" style:family="paragraph" style:parent-style-name="Standard" style:list-style-name="L4">
      <style:text-properties fo:font-size="9pt" fo:font-weight="normal" officeooo:rsid="00211566" officeooo:paragraph-rsid="00245527"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bold" officeooo:rsid="001fbd1e" style:font-weight-asian="bold" style:font-weight-complex="bold"/>
    </style:style>
    <style:style style:name="T3" style:family="text">
      <style:text-properties fo:font-weight="bold" officeooo:rsid="00211566" style:font-weight-asian="bold" style:font-weight-complex="bold"/>
    </style:style>
    <style:style style:name="T4" style:family="text">
      <style:text-properties fo:font-weight="bold" officeooo:rsid="00245527"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1fbd1e" style:font-weight-asian="normal" style:font-weight-complex="normal"/>
    </style:style>
    <style:style style:name="T8" style:family="text">
      <style:text-properties fo:font-weight="normal" officeooo:rsid="00211566" style:font-weight-asian="normal" style:font-weight-complex="normal"/>
    </style:style>
    <style:style style:name="T9" style:family="text">
      <style:text-properties fo:font-weight="normal" officeooo:rsid="00245527" style:font-weight-asian="normal" style:font-weight-complex="normal"/>
    </style:style>
    <style:style style:name="T10" style:family="text">
      <style:text-properties fo:font-size="8pt" fo:font-weight="normal" style:font-size-asian="8pt" style:font-weight-asian="normal" style:font-size-complex="8pt"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officeooo:rsid="001fbd1e"/>
    </style:style>
    <style:style style:name="T13" style:family="text">
      <style:text-properties officeooo:rsid="002455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koin API Specification</text:p>
      <text:p text:style-name="P2"/>
      <text:p text:style-name="P13"/>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13"/>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6">] </text:span><text:span text:style-name="T10">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7">Result: 5</text:p>
      <text:p text:style-name="Standard"/>
      <text:p text:style-name="P13"/>
      <text:p text:style-name="Standard"/>
      <text:p text:style-name="P6">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the balance for the provided public key as whole numbers with no formatting. <text:span text:style-name="T5">Example:</text:span> 1, 55, or 9999</text:p>
      <text:p text:style-name="Standard">If the key does not exist, then 0 will be returned.</text:p>
      <text:p text:style-name="P14">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19">Action</text:p>
      <text:p text:style-name="Standard">pk_history</text:p>
      <text:p text:style-name="Standard"/>
      <text:p text:style-name="P1">Parameters</text:p>
      <text:list xml:id="list4513600016874176036" text:style-name="L1">
        <text:list-item>
          <text:p text:style-name="P22">Timekoin Public Key in POST Data field named <text:span text:style-name="T1">public_key</text:span><text:span text:style-name="T6"> in Base64 Encoded Format</text:span></text:p>
        </text:list-item>
        <text:list-item>
          <text:p text:style-name="P22"><text:span text:style-name="T6">How many transactions from the transactions history to retrieve in POST Data field named </text:span><text:span text:style-name="T1">last</text:span><text:span text:style-name="T6"> in whole Integer Format with a Maximum value of 100 and minimum value of 1. Any values higher or lower than the range will be considered just 1</text:span></text:p>
        </text:list-item>
        <text:list-item>
          <text:p text:style-name="P22"><text:span text:style-name="T6">Retrieve transactions </text:span><text:span text:style-name="T11">sent to</text:span><text:span text:style-name="T6"> the public key is specified by using the POST Data field with the name </text:span><text:span text:style-name="T1">sent_to</text:span><text:span text:style-name="T6"> set to a value of 1 (or TRUE)</text:span></text:p>
        </text:list-item>
        <text:list-item>
          <text:p text:style-name="P22"><text:span text:style-name="T6">Retrieve transactions </text:span><text:span text:style-name="T11">sent from</text:span><text:span text:style-name="T6"> the public key is specified by using the POST Data field with the name </text:span><text:span text:style-name="T1">sent_from</text:span><text:span text:style-name="T6"> set to a value of 1 (or TRUE)</text:span></text:p>
          <text:p text:style-name="P23"/>
        </text:list-item>
      </text:list>
      <text:p text:style-name="P1">Description</text:p>
      <text:p text:style-name="Standard">Returns the transaction history of a public key in the following format.</text:p>
      <text:p text:style-name="Standard"><text:span text:style-name="T6">If neither field of </text:span><text:span text:style-name="T1">sent_to</text:span><text:span text:style-name="T6"> or </text:span><text:span text:style-name="T1">sent_from</text:span><text:span text:style-name="T6"> is set, the action will fail and return 0 (or FALSE)</text:span></text:p>
      <text:p text:style-name="Standard"><text:span text:style-name="T6">Only one transaction direction per query can be done. You can not mix </text:span><text:span text:style-name="T1">sent_to</text:span><text:span text:style-name="T6"> and </text:span><text:span text:style-name="T1">sent_from</text:span><text:span text:style-name="T6"> at the same time.</text:span></text:p>
      <text:p text:style-name="P8">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14"><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19">Action</text:p>
      <text:p text:style-name="Standard">pk_recv</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4">Returns a total of *all* the Timekoins ever received by the provided public key through transactions.</text:p>
      <text:p text:style-name="Standard"/>
      <text:p text:style-name="P1">Action</text:p>
      <text:p text:style-name="Standard">pk_sent</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4">Returns a total of *all* the Timekoins ever sent out by the provided public key through transactions.</text:p>
      <text:p text:style-name="Standard"/>
      <text:p text:style-name="P1">Action</text:p>
      <text:p text:style-name="Standard">pk_gen_total</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4">Returns a total of *all* the Timekoins ever generated by the public key.</text:p>
      <text:p text:style-name="Standard"/>
      <text:p text:style-name="P13"/>
      <text:p text:style-name="Standard"/>
      <text:p text:style-name="P6">Transaction Functions</text:p>
      <text:p text:style-name="P1">Action</text:p>
      <text:p text:style-name="Standard">send_tk</text:p>
      <text:p text:style-name="Standard"/>
      <text:p text:style-name="P1">Parameters</text:p>
      <text:list xml:id="list2456968488100117319" text:style-name="L2">
        <text:list-item>
          <text:p text:style-name="P25">Timestamp in POST Data field named <text:span text:style-name="T1">timestamp</text:span> in whole Integer Unix Time Format</text:p>
        </text:list-item>
        <text:list-item>
          <text:p text:style-name="P25">Public Key in POST Data field named <text:span text:style-name="T1">public_key</text:span><text:span text:style-name="T6"> in Base64 Encoded Format</text:span></text:p>
        </text:list-item>
        <text:list-item>
          <text:p text:style-name="P25"><text:span text:style-name="T6">Crypt1 Data in POST Data field named </text:span><text:span text:style-name="T1">crypt_data1</text:span><text:span text:style-name="T6"> in Base64 Encoded Format</text:span></text:p>
        </text:list-item>
        <text:list-item>
          <text:p text:style-name="P25"><text:span text:style-name="T6">Crypt2 Data in POST Data field named </text:span><text:span text:style-name="T1">crypt_data2</text:span><text:span text:style-name="T6"> in Base64 Encoded Format</text:span></text:p>
        </text:list-item>
        <text:list-item>
          <text:p text:style-name="P25"><text:span text:style-name="T6">Crypt3 Data in POST Data field named </text:span><text:span text:style-name="T1">crypt_data3</text:span><text:span text:style-name="T6"> in Base64 Encoded Format</text:span></text:p>
        </text:list-item>
        <text:list-item>
          <text:p text:style-name="P25"><text:span text:style-name="T6">Transaction SHA Hash Data in POST Data field named </text:span><text:span text:style-name="T1">hash</text:span></text:p>
        </text:list-item>
        <text:list-item>
          <text:p text:style-name="P25"><text:span text:style-name="T6">Transaction Attribute Data in POST Data field named </text:span><text:span text:style-name="T1">attribute</text:span></text:p>
        </text:list-item>
        <text:list-item>
          <text:p text:style-name="P24">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13"/>
      <text:p text:style-name="P21"/>
      <text:p text:style-name="P6">Status Actions</text:p>
      <text:p text:style-name="P1">Action</text:p>
      <text:p text:style-name="Standard">tk_hash_status</text:p>
      <text:p text:style-name="Standard"/>
      <text:p text:style-name="P1">Parameters</text:p>
      <text:p text:style-name="P8">Hashcode in GET request</text:p>
      <text:p text:style-name="Standard"/>
      <text:p text:style-name="P1">Description</text:p>
      <text:p text:style-name="Standard">Returns TRUE if the Hashcode is valid for any type of usage and NULL if the Hashcode is invalid.</text:p>
      <text:p text:style-name="P17"/>
      <text:p text:style-name="P1"/>
      <text:p text:style-name="P1">Action</text:p>
      <text:p text:style-name="Standard">tk_trans_total</text:p>
      <text:p text:style-name="Standard"/>
      <text:p text:style-name="P1">Parameters</text:p>
      <text:list xml:id="list1093366309386736887" text:style-name="L3">
        <text:list-item>
          <text:p text:style-name="P26"><text:span text:style-name="T6">Total Transaction Cycles in GET request – </text:span><text:span text:style-name="T1">&amp;last=</text:span><text:span text:style-name="T6">&lt;whole Integer number&gt;</text:span></text:p>
        </text:list-item>
      </text:list>
      <text:list xml:id="list180754079355470" text:continue-list="list4513600016874176036" text:style-name="L1">
        <text:list-item>
          <text:p text:style-name="P23"><text:span text:style-name="T1">&amp;last=</text:span>&lt;number&gt; Maximum value of 100 and minimum value of 1. Any values higher or lower than the range will be considered just 1</text:p>
        </text:list-item>
      </text:list>
      <text:p text:style-name="Standard"/>
      <text:p text:style-name="P1">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P18"/>
      <text:p text:style-name="P3">Action</text:p>
      <text:p text:style-name="P11">tk_<text:span text:style-name="T12">process</text:span>_status</text:p>
      <text:p text:style-name="P11"/>
      <text:p text:style-name="P3">Parameters</text:p>
      <text:p text:style-name="P9"><text:span text:style-name="T12">Which process to check</text:span> in GET request</text:p>
      <text:list xml:id="list4781062260059885496" text:style-name="L4">
        <text:list-item>
          <text:p text:style-name="P27"><text:span text:style-name="T2">&amp;process=1</text:span><text:span text:style-name="T7"> – Main Program Process</text:span></text:p>
        </text:list-item>
        <text:list-item>
          <text:p text:style-name="P27"><text:span text:style-name="T2">&amp;process=2</text:span><text:span text:style-name="T7"> – Treasurer Processor</text:span></text:p>
        </text:list-item>
        <text:list-item>
          <text:p text:style-name="P28"><text:span text:style-name="T2">&amp;process=</text:span><text:span text:style-name="T3">3</text:span><text:span text:style-name="T7"> – </text:span><text:span text:style-name="T8">Peer</text:span><text:span text:style-name="T7"> Processor</text:span></text:p>
        </text:list-item>
        <text:list-item>
          <text:p text:style-name="P28"><text:span text:style-name="T2">&amp;process=</text:span><text:span text:style-name="T3">4</text:span><text:span text:style-name="T7"> – </text:span><text:span text:style-name="T8">Transaction Queue Clerk</text:span></text:p>
        </text:list-item>
        <text:list-item>
          <text:p text:style-name="P28"><text:span text:style-name="T2">&amp;process=</text:span><text:span text:style-name="T3">5</text:span><text:span text:style-name="T7"> – </text:span><text:span text:style-name="T8">Generation Peer Manager</text:span></text:p>
        </text:list-item>
        <text:list-item>
          <text:p text:style-name="P28"><text:span text:style-name="T2">&amp;process=</text:span><text:span text:style-name="T3">6</text:span><text:span text:style-name="T7"> – </text:span><text:span text:style-name="T8">Generation Processor</text:span></text:p>
        </text:list-item>
        <text:list-item>
          <text:p text:style-name="P28"><text:span text:style-name="T2">&amp;process=</text:span><text:span text:style-name="T3">7</text:span><text:span text:style-name="T7"> – </text:span><text:span text:style-name="T8">Transaction Clerk</text:span></text:p>
        </text:list-item>
        <text:list-item>
          <text:p text:style-name="P28"><text:span text:style-name="T2">&amp;process=</text:span><text:span text:style-name="T3">8</text:span><text:span text:style-name="T7"> – </text:span><text:span text:style-name="T8">Foundation Manager</text:span></text:p>
        </text:list-item>
        <text:list-item>
          <text:p text:style-name="P28"><text:span text:style-name="T2">&amp;process=</text:span><text:span text:style-name="T3">9</text:span><text:span text:style-name="T7"> – </text:span><text:span text:style-name="T8">Balance Indexer</text:span></text:p>
        </text:list-item>
        <text:list-item>
          <text:p text:style-name="P28"><text:span text:style-name="T2">&amp;process=</text:span><text:span text:style-name="T3">10</text:span><text:span text:style-name="T7"> – </text:span><text:span text:style-name="T8">Watchdog</text:span></text:p>
        </text:list-item>
      </text:list>
      <text:p text:style-name="P11"/>
      <text:p text:style-name="P3">Description</text:p>
      <text:p text:style-name="P15"><text:span text:style-name="T12">This will compare processing times between the current server time and the last update from the process. If the difference in time is greater than the allowed timeout, the process is considered either stalled or stopped completely.<text:line-break/>Returns TRUE (1) for running process and FALSE (0) for offline process.</text:span></text:p>
      <text:p text:style-name="P20">Action</text:p>
      <text:p text:style-name="P12">tk_<text:span text:style-name="T13">start</text:span>_<text:span text:style-name="T13">stop</text:span></text:p>
      <text:p text:style-name="P12"/>
      <text:p text:style-name="P4">Parameters</text:p>
      <text:p text:style-name="P10"><text:span text:style-name="T12">Which system process to send commands</text:span> in GET request</text:p>
      <text:list xml:id="list180753625679576" text:continue-numbering="true" text:style-name="L4">
        <text:list-item>
          <text:p text:style-name="P29"><text:span text:style-name="T2">&amp;</text:span><text:span text:style-name="T4">active</text:span><text:span text:style-name="T2">=1</text:span><text:span text:style-name="T7"> – </text:span><text:span text:style-name="T9">Start </text:span><text:span text:style-name="T7">Main Program Process</text:span></text:p>
        </text:list-item>
        <text:list-item>
          <text:p text:style-name="P29"><text:span text:style-name="T2">&amp;</text:span><text:span text:style-name="T4">active</text:span><text:span text:style-name="T2">=2</text:span><text:span text:style-name="T7"> – </text:span><text:span text:style-name="T9">Stop Main Program Process</text:span></text:p>
        </text:list-item>
        <text:list-item>
          <text:p text:style-name="P29"><text:span text:style-name="T2">&amp;</text:span><text:span text:style-name="T4">active</text:span><text:span text:style-name="T2">=</text:span><text:span text:style-name="T3">3</text:span><text:span text:style-name="T7"> – </text:span><text:span text:style-name="T9">Start Watchdog Process</text:span></text:p>
        </text:list-item>
        <text:list-item>
          <text:p text:style-name="P29"><text:span text:style-name="T2">&amp;</text:span><text:span text:style-name="T4">active</text:span><text:span text:style-name="T2">=</text:span><text:span text:style-name="T3">4</text:span><text:span text:style-name="T7"> – </text:span><text:span text:style-name="T9">Stop Watchdog Process</text:span></text:p>
          <text:p text:style-name="P30"/>
        </text:list-item>
      </text:list>
      <text:p text:style-name="P12"/>
      <text:p text:style-name="P4">Description</text:p>
      <text:p text:style-name="P16"><text:span text:style-name="T12">This will send commands to the Timekoin server that will either start or stop the selected process of the system.<text:line-break/>Returns TRUE (1) for successful start command.<text:line-break/>Returns FALSE (0) for failure.<text:line-break/>Returns (2) If the command sent is already complete. Example, sending Start command after the process has already star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LibreOffice/4.3.7.2$Linux_X86_64 LibreOffice_project/430$Build-2</meta:generator>
    <dc:date>2016-01-13T18:07:52.994098527</dc:date>
    <meta:editing-duration>PT9H46M19S</meta:editing-duration>
    <meta:editing-cycles>41</meta:editing-cycles>
    <dc:title>Timekoin API Specfification</dc:title>
    <meta:document-statistic meta:table-count="2" meta:image-count="0" meta:object-count="0" meta:page-count="5" meta:paragraph-count="148" meta:word-count="1184" meta:character-count="7758" meta:non-whitespace-character-count="6765"/>
  </office:meta>
</office:document-meta>
</file>